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Standard" style:list-style-name="L1"/>
    <style:style style:name="P23" style:family="paragraph" style:parent-style-name="Standard" style:list-style-name="L2"/>
    <style:style style:name="P24" style:family="paragraph" style:parent-style-name="Standard" style:list-style-name="L3"/>
    <style:style style:name="P25" style:family="paragraph" style:parent-style-name="Standard">
      <style:paragraph-properties fo:text-align="center" style:justify-single-word="false"/>
    </style:style>
    <style:style style:name="P26" style:family="paragraph">
      <style:paragraph-properties style:writing-mode="lr-tb"/>
    </style:style>
    <style:style style:name="P2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290747392" text:id="ct290747392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xml:id="ct290747536" text:id="ct290747536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xml:id="ct290685184" text:id="ct29068518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692368" text:id="ct290692368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290692128" text:id="ct290692128">
          <text:insertion>
            <office:change-info>
              <dc:creator>Bob Jacobsen</dc:creator>
              <dc:date>2010-10-10T19:35:00</dc:date>
            </office:change-info>
          </text:insertion>
        </text:changed-region>
        <text:changed-region xml:id="ct290682848" text:id="ct2906828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5536" text:id="ct29085553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5632" text:id="ct29085563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5856" text:id="ct29085585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5952" text:id="ct29085595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6144" text:id="ct29085614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6240" text:id="ct29085624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6432" text:id="ct29085643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6528" text:id="ct29085652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6720" text:id="ct29085672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6848" text:id="ct2908568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732720" text:id="ct29073272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23088224" text:id="ct523088224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290857408" text:id="ct29085740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7504" text:id="ct29085750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7680" text:id="ct29085768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7776" text:id="ct290857776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290858000" text:id="ct29085800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8096" text:id="ct290858096">
          <text:insertion>
            <office:change-info>
              <dc:creator>Bob Jacobsen</dc:creator>
              <dc:date>2010-10-10T19:37:00</dc:date>
            </office:change-info>
          </text:insertion>
        </text:changed-region>
        <text:changed-region xml:id="ct290858288" text:id="ct290858288">
          <text:insertion>
            <office:change-info>
              <dc:creator>Bob Jacobsen</dc:creator>
              <dc:date>2011-05-31T00:09:00</dc:date>
            </office:change-info>
          </text:insertion>
        </text:changed-region>
        <text:changed-region xml:id="ct290858384" text:id="ct290858384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290858480" text:id="ct290858480">
          <text:insertion>
            <office:change-info>
              <dc:creator>Bob Jacobsen</dc:creator>
              <dc:date>2011-05-31T00:11:00</dc:date>
            </office:change-info>
          </text:insertion>
        </text:changed-region>
        <text:changed-region xml:id="ct840794640" text:id="ct840794640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840691664" text:id="ct840691664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290858768" text:id="ct290858768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290858864" text:id="ct290858864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290858608" text:id="ct290858608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290858960" text:id="ct290858960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290859184" text:id="ct29085918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9488" text:id="ct29085948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855728" text:id="ct29085572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90682080" text:id="ct290682080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766397114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290747392"/><text:change-start text:change-id="ct290747536"/>Introduction<text:change-end text:change-id="ct290747536"/><text:change-start text:change-id="ct290685184"/>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1442104395" text:style-name="L2">
        <text:list-item>
          <text:p text:style-name="P23">OpenLCB-CAN Message Network Standard</text:p>
        </text:list-item>
        <text:list-item>
          <text:p text:style-name="P23">OpenLCB-TCP Message Network Standard</text:p>
        </text:list-item>
      </text:list>
      <text:p text:style-name="Standard">For more information on format and presentation, see: </text:p>
      <text:list xml:id="list1367872248" text:style-name="L3">
        <text:list-item>
          <text:p text:style-name="P24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ext:p text:style-name="Standard">Message Type Indicator: 0x32E4</text:p>
      <text:p text:style-name="Standard">Destination address present: Yes</text:p>
      <text:p text:style-name="Standard">Simple subset: Yes</text:p>
      <text:p text:style-name="Standard">Priority group: 1</text:p>
      <text:p text:style-name="Standard">Content: None</text:p>
      <text:p text:style-name="Standard">CAN frame format: 0x18dd,dsss 32 E4</text:p>
      <text:p text:style-name="Standard"><text:soft-page-break/></text:p>
      <text:h text:style-name="Heading_20_2" text:outline-level="2"><text:bookmark text:name="psr"/>Protocol Support Reply</text:h>
      <text:p text:style-name="Standard">Message Type Indicator: 0x32F4</text:p>
      <text:p text:style-name="Standard">Destination address present: Yes</text:p>
      <text:p text:style-name="Standard">Simple subset: Yes</text:p>
      <text:p text:style-name="Standard">Priority group: 1</text:p>
      <text:p text:style-name="Standard">Content: Six bytes containing bits identifying the OpenLCB protocols supported by the sending node; see Section 6 below for coding.</text:p>
      <text:p text:style-name="Standard">CAN frame format: 0x18dd,dsss 32 E4 vv vv vv vv vv vv</text:p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6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><text:change-end text:change-id="ct290685184"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3"><text:change-start text:change-id="ct290692368"/><text:s text:c="4"/><text:change-end text:change-id="ct290692368"/><text:change-start text:change-id="ct290692128"/>vv vv vv vv vv vv<text:change-end text:change-id="ct290692128"/></text:p>
          </table:table-cell>
          <table:table-cell table:style-name="Table2.B1" office:value-type="string">
            <text:p text:style-name="P13"><text:change-start text:change-id="ct290682848"/>Protocol<text:change-end text:change-id="ct290682848"/></text:p>
          </table:table-cell>
        </table:table-row>
        <table:table-row>
          <table:table-cell table:style-name="Table2.A2" office:value-type="string">
            <text:p text:style-name="P11"><text:change-start text:change-id="ct290855536"/>0x80 00 00 00 00 00<text:change-end text:change-id="ct290855536"/></text:p>
          </table:table-cell>
          <table:table-cell table:style-name="Table2.B2" office:value-type="string">
            <text:p text:style-name="P12"><text:change-start text:change-id="ct290855632"/>Protocol Identification Protocol<text:change-end text:change-id="ct290855632"/></text:p>
          </table:table-cell>
        </table:table-row>
        <table:table-row>
          <table:table-cell table:style-name="Table2.A2" office:value-type="string">
            <text:p text:style-name="P11"><text:change-start text:change-id="ct290855856"/>0x40 00 00 00 00 00<text:change-end text:change-id="ct290855856"/></text:p>
          </table:table-cell>
          <table:table-cell table:style-name="Table2.B2" office:value-type="string">
            <text:p text:style-name="P12"><text:change-start text:change-id="ct290855952"/>Datagram Protocol<text:change-end text:change-id="ct290855952"/></text:p>
          </table:table-cell>
        </table:table-row>
        <table:table-row>
          <table:table-cell table:style-name="Table2.A2" office:value-type="string">
            <text:p text:style-name="P11"><text:change-start text:change-id="ct290856144"/>0x20 00 00 00 00 00<text:change-end text:change-id="ct290856144"/></text:p>
          </table:table-cell>
          <table:table-cell table:style-name="Table2.B2" office:value-type="string">
            <text:p text:style-name="P12"><text:change-start text:change-id="ct290856240"/>Stream Protocol<text:change-end text:change-id="ct290856240"/></text:p>
          </table:table-cell>
        </table:table-row>
        <table:table-row>
          <table:table-cell table:style-name="Table2.A2" office:value-type="string">
            <text:p text:style-name="P11"><text:change-start text:change-id="ct290856432"/>0x10 00 00 00 00 00<text:change-end text:change-id="ct290856432"/></text:p>
          </table:table-cell>
          <table:table-cell table:style-name="Table2.B2" office:value-type="string">
            <text:p text:style-name="P12"><text:change-start text:change-id="ct290856528"/>Configuration Protocol<text:change-end text:change-id="ct290856528"/></text:p>
          </table:table-cell>
        </table:table-row>
        <table:table-row>
          <table:table-cell table:style-name="Table2.A2" office:value-type="string">
            <text:p text:style-name="P11"><text:change-start text:change-id="ct290856720"/>0x08 00 00 00 00 00<text:change-end text:change-id="ct290856720"/></text:p>
          </table:table-cell>
          <table:table-cell table:style-name="Table2.B2" office:value-type="string">
            <text:p text:style-name="P12"><text:change-start text:change-id="ct290856848"/>Reservation Protocol<text:change-end text:change-id="ct290856848"/></text:p>
          </table:table-cell>
        </table:table-row>
        <table:table-row>
          <table:table-cell table:style-name="Table2.A2" office:value-type="string">
            <text:p text:style-name="P11"><text:change-start text:change-id="ct290732720"/>0x04 00 00 00 00 00<text:change-end text:change-id="ct290732720"/></text:p>
          </table:table-cell>
          <table:table-cell table:style-name="Table2.B2" office:value-type="string">
            <text:p text:style-name="P12"><text:change-start text:change-id="ct523088224"/>Producer/Consumer Protocol<text:change-end text:change-id="ct523088224"/></text:p>
          </table:table-cell>
        </table:table-row>
        <table:table-row>
          <table:table-cell table:style-name="Table2.A2" office:value-type="string">
            <text:p text:style-name="P11"><text:change-start text:change-id="ct290857408"/>0x02 00 00 00 00 00<text:change-end text:change-id="ct290857408"/></text:p>
          </table:table-cell>
          <table:table-cell table:style-name="Table2.B2" office:value-type="string">
            <text:p text:style-name="P12"><text:change-start text:change-id="ct290857504"/>Identification Protocol<text:change-end text:change-id="ct290857504"/></text:p>
          </table:table-cell>
        </table:table-row>
        <table:table-row>
          <table:table-cell table:style-name="Table2.A2" office:value-type="string">
            <text:p text:style-name="P11"><text:change-start text:change-id="ct290857680"/>0x01 00 00 00 00 00<text:change-end text:change-id="ct290857680"/></text:p>
          </table:table-cell>
          <table:table-cell table:style-name="Table2.B2" office:value-type="string">
            <text:p text:style-name="P12"><text:change-start text:change-id="ct290857776"/>Teaching/Learning Configuration Protocol<text:change-end text:change-id="ct290857776"/></text:p>
          </table:table-cell>
        </table:table-row>
        <table:table-row>
          <table:table-cell table:style-name="Table2.A2" office:value-type="string">
            <text:p text:style-name="P11"><text:change-start text:change-id="ct290858000"/>0x00 80 00 00 00 00<text:change-end text:change-id="ct290858000"/></text:p>
          </table:table-cell>
          <table:table-cell table:style-name="Table2.B2" office:value-type="string">
            <text:p text:style-name="P12"><text:change-start text:change-id="ct290858096"/>Remote Button Protocol<text:change-end text:change-id="ct290858096"/></text:p>
          </table:table-cell>
        </table:table-row>
        <table:table-row>
          <table:table-cell table:style-name="Table2.A2" office:value-type="string">
            <text:p text:style-name="P11"><text:change-start text:change-id="ct290858288"/>0x00 40 00 00 00 00<text:change-end text:change-id="ct290858288"/></text:p>
          </table:table-cell>
          <table:table-cell table:style-name="Table2.B2" office:value-type="string">
            <text:p text:style-name="P12"><text:change-start text:change-id="ct290858384"/>Abbreviated Default C<text:change-end text:change-id="ct290858384"/><text:change-start text:change-id="ct290858480"/>DI Protocol<text:change-end text:change-id="ct290858480"/></text:p>
          </table:table-cell>
        </table:table-row>
        <table:table-row>
          <table:table-cell table:style-name="Table2.A2" office:value-type="string">
            <text:p text:style-name="P11"><text:change-start text:change-id="ct840794640"/>0x00 20 00 00 00 00<text:change-end text:change-id="ct840794640"/></text:p>
          </table:table-cell>
          <table:table-cell table:style-name="Table2.B2" office:value-type="string">
            <text:p text:style-name="P12"><text:change-start text:change-id="ct840691664"/>Display Protocol<text:change-end text:change-id="ct840691664"/></text:p>
          </table:table-cell>
        </table:table-row>
        <table:table-row>
          <table:table-cell table:style-name="Table2.A2" office:value-type="string">
            <text:p text:style-name="P11"><text:change-start text:change-id="ct290858768"/>0x00 00 00 00 00 08</text:p>
            <text:p text:style-name="P11">0x00 00 00 00 00 04</text:p>
            <text:p text:style-name="P11">0x00 00 00 00 00 02</text:p>
            <text:p text:style-name="P11"><text:change-end text:change-id="ct290858768"/><text:change-start text:change-id="ct290858864"/>0x00 00 00 00 00 0<text:change-end text:change-id="ct290858864"/><text:change-start text:change-id="ct290858608"/>1<text:change-end text:change-id="ct290858608"/></text:p>
          </table:table-cell>
          <table:table-cell table:style-name="Table2.B2" office:value-type="string">
            <text:p text:style-name="P12"><text:change-start text:change-id="ct290858960"/>Reserved for expansion to a longer protocol bit vector<text:change-end text:change-id="ct290858960"/></text:p>
          </table:table-cell>
        </table:table-row>
        <table:table-row>
          <table:table-cell table:style-name="Table2.A2" office:value-type="string">
            <text:p text:style-name="P12"><text:change-start text:change-id="ct290859184"/>All others<text:change-end text:change-id="ct290859184"/></text:p>
          </table:table-cell>
          <table:table-cell table:style-name="Table2.B2" office:value-type="string">
            <text:p text:style-name="P12"><text:change-start text:change-id="ct290859488"/>Reserved. Shall be sent as 0 and ignored upon receipt.<text:change-end text:change-id="ct290859488"/></text:p>
          </table:table-cell>
        </table:table-row>
      </table:table>
      <text:p text:style-name="Standard"><text:change-start text:change-id="ct290855728"/></text:p>
      <text:p text:style-name="Standard"/>
      <text:p text:style-name="Standard"><text:change-end text:change-id="ct290855728"/><text:change text:change-id="ct29068208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4"><text:s/>1 Introduction (Informative)<text:tab/>1</text:p>
          <text:p text:style-name="P14"><text:s/>2 Intended Use (Informative)<text:tab/>1</text:p>
          <text:p text:style-name="P14"><text:s/>3 References and Context (Normative)<text:tab/>1</text:p>
          <text:p text:style-name="P14"><text:soft-page-break/><text:s/>4 Messages (Normative)<text:tab/>1</text:p>
          <text:p text:style-name="P15"><text:s/>4.1 Protocol Support Inquiry<text:tab/>1</text:p>
          <text:p text:style-name="P15"><text:s/>4.2 Protocol Support Reply<text:tab/>2</text:p>
          <text:p text:style-name="P14"><text:s/>5 Interactions (Normative)<text:tab/>2</text:p>
          <text:p text:style-name="P14"><text:s/>6 Protocol Identification Values (Normative)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840562128" text:id="ct84056212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840562368" text:id="ct84056236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xml:id="ct840562496" text:id="ct840562496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draw:custom-shape text:anchor-type="char" draw:z-index="3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840562128"/><text:change-start text:change-id="ct840562368"/>OpenLCB <text:change-end text:change-id="ct840562368"/><text:change-start text:change-id="ct840562496"/>Protocol Identification Protocol Standard<text:change-end text:change-id="ct840562496"/></text:p>
      </style:header>
      <style:footer>
        <text:tracked-changes>
          <text:changed-region xml:id="ct68605584" text:id="ct6860558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68609056" text:id="ct68609056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4"><text:change text:change-id="ct68605584"/><text:change-start text:change-id="ct68609056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68609056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4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2-02-21T22:41:59.99">2/21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67647840" text:id="ct6764784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67382816" text:id="ct6738281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67382944" text:id="ct67382944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xml:id="ct67650672" text:id="ct67650672">
            <text:deletion>
              <office:change-info>
                <dc:creator>Bob Jacobsen</dc:creator>
                <dc:date>2010-10-10T10:46:00</dc:date>
              </office:change-info>
              <text:p text:style-name="MP7">(title)</text:p>
            </text:deletion>
          </text:changed-region>
          <text:changed-region xml:id="ct67650816" text:id="ct67650816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xml:id="ct67648128" text:id="ct6764812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67242816" text:id="ct67242816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67651008" text:id="ct6765100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67245120" text:id="ct67245120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7647840"/><text:change-start text:change-id="ct67382816"/>OpenLCB <text:change-end text:change-id="ct67382816"/><text:change-start text:change-id="ct67382944"/>Standard<text:change-end text:change-id="ct6738294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7650672"/><text:change-start text:change-id="ct67650816"/>Protocol Identification Protocol<text:change-end text:change-id="ct6765081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7648128"/><text:change-start text:change-id="ct67242816"/><text:date style:data-style-name="N75" text:date-value="2012-02-21T22:41:59.99">Feb 21, 2012</text:date><text:change-end text:change-id="ct67242816"/></text:p>
            </table:table-cell>
            <table:table-cell table:style-name="Table1.C1" office:value-type="string">
              <text:p text:style-name="MP7"><text:change text:change-id="ct67651008"/><text:change-start text:change-id="ct67245120"/>Preliminary<text:change-end text:change-id="ct67245120"/></text:p>
            </table:table-cell>
          </table:table-row>
        </table:table>
        <text:p text:style-name="Header"/>
      </style:header>
      <style:footer>
        <text:tracked-changes>
          <text:changed-region xml:id="ct840571040" text:id="ct840571040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and A. Shepherd</text:span></text:p>
            </text:deletion>
          </text:changed-region>
          <text:changed-region xml:id="ct840570848" text:id="ct84057084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840571552" text:id="ct840571552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840571440" text:id="ct84057144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840571296" text:id="ct840571296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Copyright 20</text:span></text:p>
            </text:deletion>
          </text:changed-region>
          <text:changed-region xml:id="ct840574048" text:id="ct840574048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8"><text:change text:change-id="ct840571040"/><text:change text:change-id="ct840570848"/><text:change text:change-id="ct840571552"/><text:change text:change-id="ct840571440"/><text:change text:change-id="ct840571296"/><text:change-start text:change-id="ct84057404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840574048"/><text:span text:style-name="MT5">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4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2-02-21T22:41:59.99">2/21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97</meta:editing-cycles>
    <meta:editing-duration>PT13H21M28S</meta:editing-duration>
    <meta:generator>OpenOffice.org/3.3$Unix OpenOffice.org_project/330m20$Build-9567</meta:generator>
    <dc:date>2012-02-21T22:42:00</dc:date>
    <dc:creator>Bob Jacobsen</dc:creator>
    <meta:keyword>OpenLCB Protocol Identification</meta:keyword>
    <meta:document-statistic meta:table-count="2" meta:image-count="1" meta:object-count="0" meta:page-count="4" meta:paragraph-count="96" meta:word-count="657" meta:character-count="4059"/>
    <meta:user-defined meta:name="Info 1"/>
    <meta:user-defined meta:name="Info 2"/>
    <meta:user-defined meta:name="Info 3"/>
    <meta:user-defined meta:name="Info 4"/>
  </office:meta>
</office:document-meta>
</file>